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4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d3d7c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d3d7c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4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49"/>
          <table:table-cell table:style-name="ce49" office:value-type="string" calcext:value-type="string">
            <text:p>Total</text:p>
          </table:table-cell>
          <table:table-cell table:style-name="ce51" table:formula="of:=COUNTIF([.C1:.C361]; &quot;SIM&quot;)" office:value-type="float" office:value="155" calcext:value-type="float">
            <text:p>155</text:p>
          </table:table-cell>
          <table:table-cell table:style-name="ce54" table:formula="of:=COUNTIF([.D1:.D361]; &quot;SIM&quot;)" office:value-type="float" office:value="20" calcext:value-type="float">
            <text:p>20</text:p>
          </table:table-cell>
          <table:table-cell table:style-name="ce57" table:number-columns-repeated="2"/>
          <table:table-cell table:number-columns-repeated="1017"/>
        </table:table-row>
        <table:table-row table:style-name="ro1" table:number-rows-repeated="1048174">
          <table:table-cell table:number-columns-repeated="1023"/>
        </table:table-row>
        <table:table-row table:style-name="ro2" table:number-rows-repeated="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ve design patterns for computer role-playing gam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calable approach to user-session based testing of Web applications through concept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alyzing interaction orderings with model check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ostra: a framework for detecting redundant object-oriented unit tes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ata mapping specification via schema heuristics and user interac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ormal framework for automated analysis and verification of Web-based applications 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teractive visualization of concurrents programs [concurrents read concurrent]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6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6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6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Program Analysis for Secure Big Data Process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tatic, lightweight includes resolution for PHP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Fine-grained and Accurate Source Code Differenc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HUSACCT: architecture compliance checking with rich sets of module and rule typ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tilizing feature location techniques for feature addition and feature enhancement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/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49" office:value-type="string" calcext:value-type="string">
            <text:p>Total</text:p>
          </table:table-cell>
          <table:table-cell table:style-name="ce62" table:formula="of:=COUNTIF([.C1:.C1552]; &quot;SIM&quot;)" office:value-type="float" office:value="286" calcext:value-type="float">
            <text:p>286</text:p>
          </table:table-cell>
          <table:table-cell table:style-name="ce63" table:formula="of:=COUNTIF([.D1:.D1552]; &quot;SIM&quot;)" office:value-type="float" office:value="41" calcext:value-type="float">
            <text:p>41</text:p>
          </table:table-cell>
          <table:table-cell table:style-name="ce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column table:style-name="co3" table:default-cell-style-name="Default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Titulo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56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Language for stating component qua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Tactics of refin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Reengenharia do projeto do servidor Web JAWS utilizando programação orientada a aspecto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OS: a framework for software reuse over open network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ulti-agent system for domain information discovery and fil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ranslating HCL into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ORIXÁS: um ambiente de desenvolvimento de sistemas baseados em conhecimento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6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9" office:value-type="string" calcext:value-type="string">
            <text:p>SBES 2004</text:p>
          </table:table-cell>
          <table:table-cell table:style-name="ce59" office:value-type="string" calcext:value-type="string">
            <text:p>Ongoing Research on the Software Engineering of Multi-Agent Systems</text:p>
          </table:table-cell>
          <table:table-cell table:style-name="ce61"/>
          <table:table-cell table:style-name="ce65"/>
          <table:table-cell table:style-name="ce66"/>
          <table:table-cell table:style-name="ce59"/>
          <table:table-cell table:style-name="ce67" table:number-columns-repeated="1017"/>
          <table:table-cell table:style-name="ce6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6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Anot - An Array Annotator for C and C++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44.7mm" svg:height="89.99mm" svg:x="0mm" svg:y="141.22mm">
            <loext:p draw:notify-on-update-of-ranges="Results.A2:Results.A26 Results.F1:Results.F1 Results.F2:Results.F26 Results.D1:Results.D1 Results.D2:Result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45.25mm" svg:height="89.99mm" svg:x="0mm" svg:y="233.68mm">
            <loext:p draw:notify-on-update-of-ranges="Results.A2:Results.A26 Results.K1:Results.K1 Results.K2:Results.K26 Results.I1:Results.I1 Results.I2:Results.I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45.33mm" svg:height="90.88mm" svg:x="0mm" svg:y="330.5mm">
            <loext:p draw:notify-on-update-of-ranges="Results.A2:Results.A26 Results.O1:Results.O1 Results.O2:Results.O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45.33mm" svg:height="90.88mm" svg:x="-0.14mm" svg:y="427.61mm">
            <loext:p draw:notify-on-update-of-ranges="Results.A2:Results.A26 Results.O1:Results.O1 Results.O2:Results.O26 Results.M1:Results.M1 Results.M2:Results.M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245.88mm" svg:height="90.33mm" svg:x="0mm" svg:y="534.42mm">
            <loext:p draw:notify-on-update-of-ranges="Results.A2:Results.A26 Results.H1:Results.H1 Results.I2:Results.I26 Results.C1:Results.C1 Results.D2:Results.D2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246.15mm" svg:height="89.99mm" svg:x="0mm" svg:y="632.25mm">
            <loext:p draw:notify-on-update-of-ranges="Results.A2:Results.A26 Results.D1:Results.D1 Results.D2:Results.D26 Results.E1:Results.E1 Results.E2:Results.E26 Results.F1:Results.F1 Results.F2:Results.F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246.7mm" svg:height="89.99mm" svg:x="0mm" svg:y="726.91mm">
            <loext:p draw:notify-on-update-of-ranges="Results.A2:Results.A26 Results.I1:Results.I1 Results.I2:Results.I26 Results.J1:Results.J1 Results.J2:Results.J26 Results.K1:Results.K1 Results.K2:Results.K2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245.88mm" svg:height="89.99mm" svg:x="0mm" svg:y="821.57mm">
            <loext:p draw:notify-on-update-of-ranges="Results.A2:Results.A26 Results.M1:Results.M1 Results.M2:Results.M26 Results.N1:Results.N1 Results.N2:Results.N26 Results.O1:Results.O1 Results.O2:Results.O2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column table:style-name="co12" table:default-cell-style-name="ce50"/>
        <table:table-column table:style-name="co13" table:default-cell-style-name="ce52"/>
        <table:table-column table:style-name="co14" table:default-cell-style-name="Default"/>
        <table:table-column table:style-name="co3" table:number-columns-repeated="2" table:default-cell-style-name="ce48"/>
        <table:table-column table:style-name="co3" table:default-cell-style-name="ce50"/>
        <table:table-column table:style-name="co3" table:default-cell-style-name="ce52"/>
        <table:table-column table:style-name="co15" table:default-cell-style-name="Default"/>
        <table:table-column table:style-name="co3" table:default-cell-style-name="ce48"/>
        <table:table-column table:style-name="co3" table:default-cell-style-name="ce28"/>
        <table:table-column table:style-name="co3" table:default-cell-style-name="ce52"/>
        <table:table-row table:style-name="ro1">
          <table:table-cell table:style-name="ce47" office:value-type="string" calcext:value-type="string">
            <text:p>Ano</text:p>
          </table:table-cell>
          <table:table-cell/>
          <table:table-cell table:style-name="ce47" office:value-type="string" calcext:value-type="string">
            <text:p>SCAM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ASE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5" calcext:value-type="float">
            <text:p>5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1"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1" table:formula="of:=SUM([.E12:.E26])" office:value-type="float" office:value="155" calcext:value-type="float">
            <text:p>155</text:p>
          </table:table-cell>
          <table:table-cell table:style-name="ce54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1" table:formula="of:=SUM([.J2:.J26])" office:value-type="float" office:value="286" calcext:value-type="float">
            <text:p>286</text:p>
          </table:table-cell>
          <table:table-cell table:style-name="ce54" table:formula="of:=SUM([.K2:.K26])" office:value-type="float" office:value="41" calcext:value-type="float">
            <text:p>41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1" table:formula="of:=SUM([.N2:.N26])" office:value-type="float" office:value="441" calcext:value-type="float">
            <text:p>441</text:p>
          </table:table-cell>
          <table:table-cell table:style-name="ce54" table:formula="of:=SUM([.O2:.O26])" office:value-type="float" office:value="61" calcext:value-type="float">
            <text:p>61</text:p>
          </table:table-cell>
        </table:table-row>
        <table:table-row table:style-name="ro1">
          <table:table-cell table:style-name="ce70" office:value-type="string" calcext:value-type="string">
            <text:p>Média</text:p>
          </table:table-cell>
          <table:table-cell table:style-name="ce71"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4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4" calcext:value-type="float">
            <text:p>2</text:p>
          </table:table-cell>
        </table:table-row>
        <table:table-row table:style-name="ro1">
          <table:table-cell table:style-name="ce5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composit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CodeBoos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Indu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Kiasan/Bogo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mygcc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TACL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JastAdd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PtYasm (duplicado)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Jtop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Loopfrog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ReAsser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GUIZMO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AL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rang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EJB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rcM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AccessAnalysi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error-pron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CSeq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JFlow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erai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OMPLETIO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e-mun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Flow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GumTre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HUSACC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Lotrack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MPAnalyz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PHP Ai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SonarQubePlugi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TEB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2L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CIV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FaultBust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rotopur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seudo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SPART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TestEr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BEG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XOgastan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55" office:value-type="string" calcext:value-type="string">
            <text:p>Sapid/XM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ETX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ccJav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DDVerify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PARSEWeb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CPA+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ESBM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MSP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Vdiff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APIExampl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RRFinde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W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Diagnosys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JstereoCod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uMo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DC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PYTHI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Rêve</text:p>
          </table:table-cell>
          <table:table-cell table:style-name="ce48" office:value-type="string" calcext:value-type="string">
            <text:p>link para download offline</text:p>
          </table:table-cell>
          <table:table-cell table:style-name="ce56"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GR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/00/0000</text:date>, <text:time style:data-style-name="N2" text:time-value="05:26:11.5005846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12-12T05:37:11.024538726</dc:date>
    <meta:editing-duration>P9DT14H3M4S</meta:editing-duration>
    <meta:editing-cycles>991</meta:editing-cycles>
    <meta:generator>LibreOffice/5.4.1.2.0$Linux_X86_64 LibreOffice_project/40m0$Build-2</meta:generator>
    <meta:document-statistic meta:table-count="5" meta:cell-count="1044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16cm" svg:height="9cm" xlink:href=".." xlink:type="simple" chart:class="chart:line" chart:style-name="ch1">
        <chart:legend chart:legend-position="end" svg:x="22.028cm" svg:y="3.862cm" style:legend-expansion="high" chart:style-name="ch2"/>
        <chart:plot-area chart:style-name="ch3" table:cell-range-address="Results.A2:Results.A26 Results.D1:Results.F26" chart:data-source-has-labels="both" svg:x="0.492cm" svg:y="0.18cm" svg:width="21.044cm" svg:height="8.64cm">
          <chartooo:coordinate-region svg:x="1.113cm" svg:y="0.326cm" svg:width="20.051cm" svg:height="7.953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D2:Results.D26" chart:label-cell-address="Results.D1:Results.D1" chart:class="chart:line">
            <chart:data-point chart:repeated="25"/>
          </chart:series>
          <chart:series chart:style-name="ch7" chart:values-cell-range-address="Results.E2:Results.E26" chart:label-cell-address="Results.E1:Results.E1" chart:class="chart:line">
            <chart:data-point chart:repeated="25"/>
          </chart:series>
          <chart:series chart:style-name="ch8" chart:values-cell-range-address="Results.F2:Results.F26" chart:label-cell-address="Results.F1:Results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  <table:table-cell office:value-type="string">
                <text:p>Filtro</text:p>
                <draw:g>
                  <svg:desc>Results.E1:Results.E1</svg:desc>
                </draw:g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  <table:table-cell office:value-type="float" office:value="NaN">
                <text:p>NaN</text:p>
                <draw:g>
                  <svg:desc>Results.E2:Results.E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9cm" xlink:href=".." xlink:type="simple" chart:class="chart:line" chart:style-name="ch1">
        <chart:legend chart:legend-position="end" svg:x="22.001cm" svg:y="3.862cm" style:legend-expansion="high" chart:style-name="ch2"/>
        <chart:plot-area chart:style-name="ch3" table:cell-range-address="Results.A2:Results.A26 Results.M1:Results.O26" chart:data-source-has-labels="both" svg:x="0.491cm" svg:y="0.18cm" svg:width="21.019cm" svg:height="8.64cm">
          <chartooo:coordinate-region svg:x="1.112cm" svg:y="0.326cm" svg:width="19.84cm" svg:height="7.953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M2:Results.M26" chart:label-cell-address="Results.M1:Results.M1" chart:class="chart:line">
            <chart:data-point chart:repeated="25"/>
          </chart:series>
          <chart:series chart:style-name="ch7" chart:values-cell-range-address="Results.N2:Results.N26" chart:label-cell-address="Results.N1:Results.N1" chart:class="chart:line">
            <chart:data-point chart:repeated="25"/>
          </chart:series>
          <chart:series chart:style-name="ch8" chart:values-cell-range-address="Results.O2:Results.O26" chart:label-cell-address="Results.O1:Results.O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  <table:table-cell office:value-type="string">
                <text:p>Filtro</text:p>
                <draw:g>
                  <svg:desc>Results.N1:Results.N1</svg:desc>
                </draw:g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  <table:table-cell office:value-type="float" office:value="0">
                <text:p>0</text:p>
                <draw:g>
                  <svg:desc>Results.N2:Results.N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64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9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9">
                <text:p>10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3">
                <text:p>133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5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3cm" chart:style-name="ch2">
          <text:p>Taxa de softwares disponíveis por ano</text:p>
        </chart:title>
        <chart:subtitle svg:x="9.148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98cm" svg:width="21.61cm" svg:height="6.216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9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344cm" svg:width="21.959cm" svg:height="6.693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71cm" svg:height="9cm" xlink:href=".." xlink:type="simple" chart:class="chart:bar" chart:style-name="ch1">
        <chart:title svg:x="11.517cm" svg:y="0.316cm" chart:style-name="ch2">
          <text:p>SCAM</text:p>
        </chart:title>
        <chart:legend chart:legend-position="end" svg:x="22.472cm" svg:y="4.058cm" style:legend-expansion="high" chart:style-name="ch3"/>
        <chart:plot-area chart:style-name="ch4" table:cell-range-address="Results.A2:Results.A26 Results.F1:Results.F26 Results.D1:Results.D26" chart:data-source-has-labels="both" svg:x="0.489cm" svg:y="1.169cm" svg:width="21.494cm" svg:height="7.651cm">
          <chartooo:coordinate-region svg:x="1.11cm" svg:y="1.315cm" svg:width="20.873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F2:Results.F26" chart:label-cell-address="Results.F1:Results.F1" chart:class="chart:bar">
            <chart:data-point chart:repeated="25"/>
          </chart:series>
          <chart:series chart:style-name="ch9" chart:values-cell-range-address="Results.D2:Results.D26" chart:label-cell-address="Results.D1:Results.D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style-name="ch1">
        <chart:legend chart:legend-position="end" svg:x="22.535cm" svg:y="3.998cm" style:legend-expansion="high" chart:style-name="ch2"/>
        <chart:plot-area chart:style-name="ch3" table:cell-range-address="Results.A2:Results.A26 Results.O1:Results.O26" chart:data-source-has-labels="both" svg:x="0.489cm" svg:y="0.899cm" svg:width="21.448cm" svg:height="7.575cm">
          <chartooo:coordinate-region svg:x="1.11cm" svg:y="1.045cm" svg:width="20.827cm" svg:height="6.888cm"/>
          <chart:axis chart:dimension="x" chart:name="primary-x" chart:style-name="ch4" chartooo:axis-type="auto">
            <chartooo:date-scale/>
            <chart:title svg:x="10.866cm" svg:y="8.335cm" chart:style-name="ch5">
              <text:p>Ano</text:p>
            </chart:title>
            <chart:categories table:cell-range-address="Results.A2:Results.A26"/>
          </chart:axis>
          <chart:axis chart:dimension="y" chart:name="primary-y" chart:style-name="ch6">
            <chart:title svg:x="0.001cm" svg:y="6.079cm" chart:style-name="ch7">
              <text:p>Número de artigos</text:p>
            </chart:title>
            <chart:grid chart:style-name="ch8" chart:class="major"/>
          </chart:axis>
          <chart:series chart:style-name="ch9" chart:values-cell-range-address="Results.O2:Results.O26" chart:label-cell-address="Results.O1:Results.O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26cm" svg:height="9cm" xlink:href=".." xlink:type="simple" chart:class="chart:bar" chart:column-mapping="1 0" chart:style-name="ch1">
        <chart:title svg:x="11.743cm" svg:y="0.316cm" chart:style-name="ch2">
          <text:p>ASE</text:p>
        </chart:title>
        <chart:legend chart:legend-position="end" svg:x="22.527cm" svg:y="4.058cm" style:legend-expansion="high" chart:style-name="ch3"/>
        <chart:plot-area chart:style-name="ch4" table:cell-range-address="Results.A2:Results.A26 Results.K1:Results.K26 Results.I1:Results.I26" chart:data-source-has-labels="both" svg:x="0.49cm" svg:y="1.169cm" svg:width="21.547cm" svg:height="7.651cm">
          <chartooo:coordinate-region svg:x="1.297cm" svg:y="1.315cm" svg:width="20.74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K2:Results.K26" chart:label-cell-address="Results.K1:Results.K1" chart:class="chart:bar">
            <chart:data-point chart:repeated="25"/>
          </chart:series>
          <chart:series chart:style-name="ch9" chart:values-cell-range-address="Results.I2:Results.I26" chart:label-cell-address="Results.I1:Results.I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column-mapping="1 0" chart:style-name="ch1">
        <chart:title svg:x="10.87cm" svg:y="0.158cm" chart:style-name="ch2">
          <text:p>ASE e SCAM</text:p>
        </chart:title>
        <chart:legend chart:legend-position="end" svg:x="22.535cm" svg:y="4.102cm" style:legend-expansion="high" chart:style-name="ch3"/>
        <chart:plot-area chart:style-name="ch4" table:cell-range-address="Results.A2:Results.A26 Results.O1:Results.O26 Results.M1:Results.M26" chart:data-source-has-labels="both" svg:x="0.303cm" svg:y="0.899cm" svg:width="21.634cm" svg:height="7.575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series chart:style-name="ch9" chart:values-cell-range-address="Results.M2:Results.M26" chart:label-cell-address="Results.M1:Results.M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9cm" svg:height="9.034cm" xlink:href=".." xlink:type="simple" chart:class="chart:bar" chart:style-name="ch1">
        <chart:legend chart:legend-position="end" svg:x="22.829cm" svg:y="3.574cm" style:legend-expansion="high" chart:style-name="ch2"/>
        <chart:plot-area chart:style-name="ch3" table:cell-range-address="Results.A2:Results.A26 Results.H1:Results.H1 Results.I2:Results.I26 Results.C1:Results.C1 Results.D2:Results.D26" chart:data-source-has-labels="both" svg:x="1.397cm" svg:y="0.18cm" svg:width="20.941cm" svg:height="7.798cm">
          <chartooo:coordinate-region svg:x="2.204cm" svg:y="0.326cm" svg:width="20.134cm" svg:height="7.111cm"/>
          <chart:axis chart:dimension="x" chart:name="primary-x" chart:style-name="ch4" chartooo:axis-type="auto">
            <chartooo:date-scale/>
            <chart:title svg:x="11.52cm" svg:y="7.86cm" chart:style-name="ch5">
              <text:p>Ano</text:p>
            </chart:title>
            <chart:categories table:cell-range-address="Results.A2:Results.A26"/>
          </chart:axis>
          <chart:axis chart:dimension="y" chart:name="primary-y" chart:style-name="ch6">
            <chart:title svg:x="0.451cm" svg:y="5.472cm" chart:style-name="ch7">
              <text:p>Número de artigos</text:p>
            </chart:title>
            <chart:grid chart:style-name="ch8" chart:class="major"/>
          </chart:axis>
          <chart:series chart:style-name="ch9" chart:values-cell-range-address="Results.I2:Results.I26" chart:label-cell-address="Results.H1:Results.H1" chart:class="chart:bar">
            <chart:data-point chart:repeated="25"/>
          </chart:series>
          <chart:series chart:style-name="ch10" chart:values-cell-range-address="Results.D2:Results.D26" chart:label-cell-address="Results.C1:Results.C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E</text:p>
                <draw:g>
                  <svg:desc>Results.H1:Results.H1</svg:desc>
                </draw:g>
              </table:table-cell>
              <table:table-cell office:value-type="string">
                <text:p>SCAM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71cm" svg:height="9cm" xlink:href=".." xlink:type="simple" chart:class="chart:line" chart:style-name="ch1">
        <chart:legend chart:legend-position="end" svg:x="22.083cm" svg:y="3.862cm" style:legend-expansion="high" chart:style-name="ch2"/>
        <chart:plot-area chart:style-name="ch3" table:cell-range-address="Results.A2:Results.A26 Results.I1:Results.K26" chart:data-source-has-labels="both" svg:x="0.493cm" svg:y="0.18cm" svg:width="21.097cm" svg:height="8.64cm">
          <chartooo:coordinate-region svg:x="1.114cm" svg:y="0.326cm" svg:width="19.918cm" svg:height="7.953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I2:Results.I26" chart:label-cell-address="Results.I1:Results.I1" chart:class="chart:line">
            <chart:data-point chart:repeated="25"/>
          </chart:series>
          <chart:series chart:style-name="ch7" chart:values-cell-range-address="Results.J2:Results.J26" chart:label-cell-address="Results.J1:Results.J1" chart:class="chart:line">
            <chart:data-point chart:repeated="25"/>
          </chart:series>
          <chart:series chart:style-name="ch8" chart:values-cell-range-address="Results.K2:Results.K26" chart:label-cell-address="Results.K1:Results.K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  <table:table-cell office:value-type="string">
                <text:p>Filtro</text:p>
                <draw:g>
                  <svg:desc>Results.J1:Results.J1</svg:desc>
                </draw:g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0">
                <text:p>0</text:p>
                <draw:g>
                  <svg:desc>Results.J2:Results.J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